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2.598cm" style:rel-column-width="10015*"/>
    </style:style>
    <style:style style:name="Tabela1.B" style:family="table-column">
      <style:table-column-properties style:column-width="14.402cm" style:rel-column-width="55520*"/>
    </style:style>
    <style:style style:name="Tabela1.1" style:family="table-row">
      <style:table-row-properties style:min-row-height="0.601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2" style:family="table-row">
      <style:table-row-properties style:min-row-height="0.808cm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2.598cm" style:rel-column-width="10015*"/>
    </style:style>
    <style:style style:name="Tabela2.B" style:family="table-column">
      <style:table-column-properties style:column-width="14.402cm" style:rel-column-width="5552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2" style:family="table-row">
      <style:table-row-properties style:min-row-height="1.314cm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cm" table:align="margins"/>
    </style:style>
    <style:style style:name="Tabela3.A" style:family="table-column">
      <style:table-column-properties style:column-width="2.406cm" style:rel-column-width="9274*"/>
    </style:style>
    <style:style style:name="Tabela3.B" style:family="table-column">
      <style:table-column-properties style:column-width="14.594cm" style:rel-column-width="56261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cm" table:align="margins"/>
    </style:style>
    <style:style style:name="Tabela4.A" style:family="table-column">
      <style:table-column-properties style:column-width="2.406cm" style:rel-column-width="9274*"/>
    </style:style>
    <style:style style:name="Tabela4.B" style:family="table-column">
      <style:table-column-properties style:column-width="14.594cm" style:rel-column-width="56261*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3" style:family="table-row">
      <style:table-row-properties style:min-row-height="2.868cm"/>
    </style:style>
    <style:style style:name="Tabela4.4" style:family="table-row">
      <style:table-row-properties style:min-row-height="0.743cm"/>
    </style:style>
    <style:style style:name="P1" style:family="paragraph" style:parent-style-name="Standard">
      <style:text-properties officeooo:rsid="00200021" officeooo:paragraph-rsid="00200021"/>
    </style:style>
    <style:style style:name="P2" style:family="paragraph" style:parent-style-name="Standard">
      <style:paragraph-properties fo:text-align="center" style:justify-single-word="false"/>
      <style:text-properties officeooo:rsid="00200021" officeooo:paragraph-rsid="00200021"/>
    </style:style>
    <style:style style:name="P3" style:family="paragraph" style:parent-style-name="Standard">
      <style:paragraph-properties fo:text-align="center" style:justify-single-word="false"/>
      <style:text-properties officeooo:rsid="00200021" officeooo:paragraph-rsid="002d67f6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200021" officeooo:paragraph-rsid="00200021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235b50" officeooo:paragraph-rsid="00235b50" style:font-weight-asian="normal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weight="bold" officeooo:rsid="00200021" officeooo:paragraph-rsid="00200021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235b50" officeooo:paragraph-rsid="00235b50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2d67f6" officeooo:paragraph-rsid="002d67f6" style:font-weight-asian="bold" style:font-weight-complex="bold"/>
    </style:style>
    <style:style style:name="P9" style:family="paragraph" style:parent-style-name="Standard">
      <style:paragraph-properties fo:text-align="start" style:justify-single-word="false"/>
      <style:text-properties officeooo:rsid="002d67f6" officeooo:paragraph-rsid="002d67f6"/>
    </style:style>
    <style:style style:name="P10" style:family="paragraph" style:parent-style-name="Table_20_Contents">
      <style:paragraph-properties fo:text-align="start" style:justify-single-word="false"/>
      <style:text-properties officeooo:rsid="00200021" officeooo:paragraph-rsid="00200021"/>
    </style:style>
    <style:style style:name="P11" style:family="paragraph" style:parent-style-name="Table_20_Contents">
      <style:paragraph-properties fo:text-align="start" style:justify-single-word="false"/>
      <style:text-properties officeooo:rsid="00200021" officeooo:paragraph-rsid="002ee022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00021" officeooo:paragraph-rsid="00200021" style:font-weight-asian="bold" style:font-weight-complex="bold"/>
    </style:style>
    <style:style style:name="P13" style:family="paragraph" style:parent-style-name="Table_20_Contents">
      <style:paragraph-properties fo:text-align="start" style:justify-single-word="false"/>
      <style:text-properties fo:font-weight="bold" officeooo:rsid="00200021" officeooo:paragraph-rsid="00200021" style:font-weight-asian="bold" style:font-weight-complex="bold"/>
    </style:style>
    <style:style style:name="P14" style:family="paragraph" style:parent-style-name="Table_20_Contents">
      <style:paragraph-properties fo:text-align="start" style:justify-single-word="false"/>
      <style:text-properties fo:font-weight="bold" officeooo:rsid="00200021" officeooo:paragraph-rsid="002ee022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235b50" officeooo:paragraph-rsid="00235b50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2d67f6" officeooo:paragraph-rsid="002d67f6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fo:font-weight="bold" officeooo:rsid="002dfd26" officeooo:paragraph-rsid="002dfd26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fo:font-weight="bold" officeooo:rsid="002dfd26" officeooo:paragraph-rsid="003aea11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fo:font-weight="bold" officeooo:rsid="002dfd26" officeooo:paragraph-rsid="003b3f0c" style:font-weight-asian="bold" style:font-weight-complex="bold"/>
    </style:style>
    <style:style style:name="P20" style:family="paragraph" style:parent-style-name="Table_20_Contents">
      <style:paragraph-properties fo:text-align="start" style:justify-single-word="false"/>
      <style:text-properties fo:font-weight="bold" officeooo:rsid="002dfd26" officeooo:paragraph-rsid="003cd05f" style:font-weight-asian="bold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fo:font-weight="bold" officeooo:rsid="0030fb44" officeooo:paragraph-rsid="0030fb44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officeooo:rsid="00334c01" officeooo:paragraph-rsid="00334c01" style:font-weight-asian="bold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fo:font-weight="bold" officeooo:rsid="0039797f" officeooo:paragraph-rsid="0039797f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39797f" officeooo:paragraph-rsid="0039797f" style:font-weight-asian="bold" style:font-weight-complex="bold"/>
    </style:style>
    <style:style style:name="P25" style:family="paragraph" style:parent-style-name="Table_20_Contents">
      <style:paragraph-properties fo:text-align="start" style:justify-single-word="false"/>
      <style:text-properties fo:font-weight="bold" officeooo:rsid="003cd05f" officeooo:paragraph-rsid="003cd05f" style:font-weight-asian="bold" style:font-weight-complex="bold"/>
    </style:style>
    <style:style style:name="P26" style:family="paragraph" style:parent-style-name="Table_20_Contents">
      <style:paragraph-properties fo:text-align="start" style:justify-single-word="false"/>
      <style:text-properties fo:font-weight="normal" officeooo:rsid="0021cc1d" officeooo:paragraph-rsid="0021cc1d" style:font-weight-asian="normal" style:font-weight-complex="normal"/>
    </style:style>
    <style:style style:name="P27" style:family="paragraph" style:parent-style-name="Table_20_Contents">
      <style:paragraph-properties fo:text-align="start" style:justify-single-word="false"/>
      <style:text-properties fo:font-weight="normal" officeooo:rsid="0021cc1d" officeooo:paragraph-rsid="002ee022" style:font-weight-asian="normal" style:font-weight-complex="normal"/>
    </style:style>
    <style:style style:name="P28" style:family="paragraph" style:parent-style-name="Table_20_Contents">
      <style:paragraph-properties fo:text-align="start" style:justify-single-word="false"/>
      <style:text-properties fo:font-weight="normal" officeooo:rsid="00235b50" officeooo:paragraph-rsid="00235b50" style:font-weight-asian="normal" style:font-weight-complex="normal"/>
    </style:style>
    <style:style style:name="P29" style:family="paragraph" style:parent-style-name="Table_20_Contents">
      <style:paragraph-properties fo:text-align="start" style:justify-single-word="false"/>
      <style:text-properties fo:font-weight="normal" officeooo:rsid="002dfd26" officeooo:paragraph-rsid="002dfd26" style:font-weight-asian="normal" style:font-weight-complex="normal"/>
    </style:style>
    <style:style style:name="P30" style:family="paragraph" style:parent-style-name="Table_20_Contents">
      <style:paragraph-properties fo:text-align="start" style:justify-single-word="false"/>
      <style:text-properties fo:font-weight="normal" officeooo:rsid="002dfd26" officeooo:paragraph-rsid="002ee022" style:font-weight-asian="normal" style:font-weight-complex="normal"/>
    </style:style>
    <style:style style:name="P31" style:family="paragraph" style:parent-style-name="Table_20_Contents">
      <style:paragraph-properties fo:text-align="start" style:justify-single-word="false"/>
      <style:text-properties fo:font-weight="normal" officeooo:rsid="00200021" officeooo:paragraph-rsid="002ee022" style:font-weight-asian="normal" style:font-weight-complex="normal"/>
    </style:style>
    <style:style style:name="P32" style:family="paragraph" style:parent-style-name="Table_20_Contents">
      <style:paragraph-properties fo:text-align="start" style:justify-single-word="false"/>
      <style:text-properties fo:font-weight="normal" officeooo:rsid="00200021" officeooo:paragraph-rsid="00503040" style:font-weight-asian="normal" style:font-weight-complex="normal"/>
    </style:style>
    <style:style style:name="P33" style:family="paragraph" style:parent-style-name="Table_20_Contents">
      <style:paragraph-properties fo:text-align="start" style:justify-single-word="false"/>
      <style:text-properties fo:font-weight="normal" officeooo:rsid="002ee022" officeooo:paragraph-rsid="002ee022" style:font-weight-asian="normal" style:font-weight-complex="normal"/>
    </style:style>
    <style:style style:name="P34" style:family="paragraph" style:parent-style-name="Table_20_Contents">
      <style:paragraph-properties fo:text-align="start" style:justify-single-word="false"/>
      <style:text-properties fo:font-weight="normal" officeooo:rsid="0030fb44" officeooo:paragraph-rsid="00334c01" style:font-weight-asian="normal" style:font-weight-complex="normal"/>
    </style:style>
    <style:style style:name="P35" style:family="paragraph" style:parent-style-name="Table_20_Contents">
      <style:paragraph-properties fo:text-align="start" style:justify-single-word="false"/>
      <style:text-properties fo:font-weight="normal" officeooo:rsid="0030fb44" officeooo:paragraph-rsid="0030fb44" style:font-weight-asian="normal" style:font-weight-complex="normal"/>
    </style:style>
    <style:style style:name="P36" style:family="paragraph" style:parent-style-name="Table_20_Contents">
      <style:paragraph-properties fo:text-align="start" style:justify-single-word="false"/>
      <style:text-properties fo:font-weight="normal" officeooo:rsid="00334c01" officeooo:paragraph-rsid="00334c01" style:font-weight-asian="normal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font-weight="normal" officeooo:rsid="00334c01" officeooo:paragraph-rsid="0034b106" style:font-weight-asian="normal" style:font-weight-complex="normal"/>
    </style:style>
    <style:style style:name="P38" style:family="paragraph" style:parent-style-name="Table_20_Contents">
      <style:paragraph-properties fo:text-align="start" style:justify-single-word="false"/>
      <style:text-properties fo:font-weight="normal" officeooo:rsid="0034b106" officeooo:paragraph-rsid="0034b106" style:font-weight-asian="normal" style:font-weight-complex="normal"/>
    </style:style>
    <style:style style:name="P39" style:family="paragraph" style:parent-style-name="Table_20_Contents">
      <style:paragraph-properties fo:text-align="start" style:justify-single-word="false"/>
      <style:text-properties fo:font-weight="normal" officeooo:rsid="0039797f" officeooo:paragraph-rsid="0039797f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weight="normal" officeooo:rsid="003b3f0c" officeooo:paragraph-rsid="003b3f0c" style:font-weight-asian="normal" style:font-weight-complex="normal"/>
    </style:style>
    <style:style style:name="P41" style:family="paragraph" style:parent-style-name="Table_20_Contents">
      <style:paragraph-properties fo:text-align="start" style:justify-single-word="false"/>
      <style:text-properties fo:font-weight="normal" officeooo:rsid="003cd05f" officeooo:paragraph-rsid="003cd05f" style:font-weight-asian="normal" style:font-weight-complex="normal"/>
    </style:style>
    <style:style style:name="P42" style:family="paragraph" style:parent-style-name="Table_20_Contents">
      <style:paragraph-properties fo:text-align="start" style:justify-single-word="false"/>
      <style:text-properties fo:font-weight="normal" officeooo:rsid="004bdd10" officeooo:paragraph-rsid="004bdd10" style:font-weight-asian="normal" style:font-weight-complex="normal"/>
    </style:style>
    <style:style style:name="P43" style:family="paragraph" style:parent-style-name="Table_20_Contents">
      <style:paragraph-properties fo:text-align="start" style:justify-single-word="false"/>
      <style:text-properties fo:font-weight="normal" officeooo:rsid="005503ed" officeooo:paragraph-rsid="005503ed" style:font-weight-asian="normal" style:font-weight-complex="normal"/>
    </style:style>
    <style:style style:name="P44" style:family="paragraph" style:parent-style-name="Table_20_Contents">
      <style:paragraph-properties fo:text-align="start" style:justify-single-word="false"/>
      <style:text-properties fo:font-weight="normal" officeooo:rsid="00584924" officeooo:paragraph-rsid="00584924" style:font-weight-asian="normal" style:font-weight-complex="normal"/>
    </style:style>
    <style:style style:name="P45" style:family="paragraph" style:parent-style-name="Table_20_Contents">
      <style:paragraph-properties fo:text-align="start" style:justify-single-word="false"/>
      <style:text-properties officeooo:rsid="00235b50" officeooo:paragraph-rsid="00235b50"/>
    </style:style>
    <style:style style:name="P46" style:family="paragraph" style:parent-style-name="Table_20_Contents">
      <style:paragraph-properties fo:text-align="start" style:justify-single-word="false"/>
      <style:text-properties officeooo:paragraph-rsid="002dfd26"/>
    </style:style>
    <style:style style:name="P47" style:family="paragraph" style:parent-style-name="Table_20_Contents">
      <style:paragraph-properties fo:text-align="start" style:justify-single-word="false"/>
      <style:text-properties style:text-line-through-style="solid" style:text-line-through-type="single" fo:font-weight="bold" officeooo:rsid="00235b50" officeooo:paragraph-rsid="0039797f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officeooo:rsid="00325319" officeooo:paragraph-rsid="00325319"/>
    </style:style>
    <style:style style:name="P49" style:family="paragraph" style:parent-style-name="Table_20_Contents">
      <style:paragraph-properties fo:text-align="start" style:justify-single-word="false"/>
      <style:text-properties officeooo:rsid="00334c01" officeooo:paragraph-rsid="00334c01"/>
    </style:style>
    <style:style style:name="P50" style:family="paragraph" style:parent-style-name="Table_20_Contents">
      <style:paragraph-properties fo:text-align="start" style:justify-single-word="false"/>
      <style:text-properties officeooo:rsid="0039797f" officeooo:paragraph-rsid="0039797f"/>
    </style:style>
    <style:style style:name="P51" style:family="paragraph" style:parent-style-name="Table_20_Contents">
      <style:paragraph-properties fo:text-align="start" style:justify-single-word="false"/>
      <style:text-properties officeooo:rsid="002ee022" officeooo:paragraph-rsid="002ee022"/>
    </style:style>
    <style:style style:name="P52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2653c0" officeooo:paragraph-rsid="002653c0" style:font-weight-asian="normal" style:font-weight-complex="normal"/>
    </style:style>
    <style:style style:name="P53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249e45" officeooo:paragraph-rsid="00249e45" style:font-weight-asian="normal" style:font-weight-complex="normal"/>
    </style:style>
    <style:style style:name="P54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239b45" officeooo:paragraph-rsid="00239b45" style:font-weight-asian="normal" style:font-weight-complex="normal"/>
    </style:style>
    <style:style style:name="P55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5503ed" officeooo:paragraph-rsid="005503ed" style:font-weight-asian="normal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584924" officeooo:paragraph-rsid="00584924" style:font-weight-asian="normal" style:font-weight-complex="normal"/>
    </style:style>
    <style:style style:name="P57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fo:font-weight="normal" officeooo:rsid="0025197c" officeooo:paragraph-rsid="0025197c" style:font-weight-asian="normal" style:font-weight-complex="normal"/>
    </style:style>
    <style:style style:name="P58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26aa5d" officeooo:paragraph-rsid="0026aa5d"/>
    </style:style>
    <style:style style:name="P59" style:family="paragraph" style:parent-style-name="Table_20_Contents">
      <style:paragraph-properties fo:text-align="center" style:justify-single-word="false"/>
      <style:text-properties style:text-line-through-style="none" style:text-line-through-type="none" style:text-underline-style="none" officeooo:rsid="004bdd10" officeooo:paragraph-rsid="004bdd10" fo:background-color="#fff200"/>
    </style:style>
    <style:style style:name="P60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45c032" officeooo:paragraph-rsid="0045c032" fo:background-color="#fff200"/>
    </style:style>
    <style:style style:name="P61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00021" officeooo:paragraph-rsid="00200021" fo:background-color="#fff200"/>
    </style:style>
    <style:style style:name="P62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35b50" officeooo:paragraph-rsid="00235b50" fo:background-color="#fff200"/>
    </style:style>
    <style:style style:name="P63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35b50" officeooo:paragraph-rsid="00235b50"/>
    </style:style>
    <style:style style:name="P64" style:family="paragraph" style:parent-style-name="Table_20_Contents">
      <style:paragraph-properties fo:text-align="center" style:justify-single-word="false"/>
      <style:text-properties style:text-line-through-style="none" style:text-line-through-type="none" officeooo:rsid="00239b45" officeooo:paragraph-rsid="00239b45"/>
    </style:style>
    <style:style style:name="P65" style:family="paragraph" style:parent-style-name="Table_20_Contents">
      <style:paragraph-properties fo:text-align="center" style:justify-single-word="false"/>
      <style:text-properties officeooo:rsid="002dfd26" officeooo:paragraph-rsid="002dfd26" fo:background-color="#fff200"/>
    </style:style>
    <style:style style:name="P66" style:family="paragraph" style:parent-style-name="Table_20_Contents">
      <style:paragraph-properties fo:text-align="start" style:justify-single-word="false"/>
      <style:text-properties officeooo:rsid="003cd05f" officeooo:paragraph-rsid="003cd05f" fo:background-color="#fff200"/>
    </style:style>
    <style:style style:name="P67" style:family="paragraph" style:parent-style-name="Table_20_Contents">
      <style:paragraph-properties fo:text-align="center" style:justify-single-word="false"/>
      <style:text-properties officeooo:rsid="0030fb44" officeooo:paragraph-rsid="0030fb44" fo:background-color="#fff200"/>
    </style:style>
    <style:style style:name="P68" style:family="paragraph" style:parent-style-name="Table_20_Contents">
      <style:paragraph-properties fo:text-align="start" style:justify-single-word="false"/>
      <style:text-properties officeooo:rsid="00334c01" officeooo:paragraph-rsid="00334c01" fo:background-color="#fff200"/>
    </style:style>
    <style:style style:name="P69" style:family="paragraph" style:parent-style-name="Table_20_Contents">
      <style:paragraph-properties fo:text-align="start" style:justify-single-word="false"/>
      <style:text-properties officeooo:rsid="0037f335" officeooo:paragraph-rsid="0037f335"/>
    </style:style>
    <style:style style:name="P70" style:family="paragraph" style:parent-style-name="Table_20_Contents">
      <style:paragraph-properties fo:text-align="center" style:justify-single-word="false"/>
      <style:text-properties style:text-line-through-style="none" style:text-line-through-type="none" fo:font-weight="normal" officeooo:rsid="0067712d" officeooo:paragraph-rsid="0067712d" style:font-weight-asian="normal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fo:font-weight="normal" officeooo:rsid="0067712d" officeooo:paragraph-rsid="0067712d" style:font-weight-asian="normal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fo:font-weight="bold" officeooo:rsid="00334c01" officeooo:paragraph-rsid="0068733e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21cc1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325319" style:font-weight-asian="normal" style:font-weight-complex="normal"/>
    </style:style>
    <style:style style:name="T5" style:family="text">
      <style:text-properties fo:font-weight="normal" officeooo:rsid="0034b106" style:font-weight-asian="normal" style:font-weight-complex="normal"/>
    </style:style>
    <style:style style:name="T6" style:family="text">
      <style:text-properties fo:font-weight="normal" officeooo:rsid="0034f325" style:font-weight-asian="normal" style:font-weight-complex="normal"/>
    </style:style>
    <style:style style:name="T7" style:family="text">
      <style:text-properties fo:font-weight="normal" officeooo:rsid="003636b7" style:font-weight-asian="normal" style:font-weight-complex="normal"/>
    </style:style>
    <style:style style:name="T8" style:family="text">
      <style:text-properties fo:font-weight="normal" officeooo:rsid="0037e688" style:font-weight-asian="normal" style:font-weight-complex="normal"/>
    </style:style>
    <style:style style:name="T9" style:family="text">
      <style:text-properties fo:font-weight="normal" officeooo:rsid="003aea11" style:font-weight-asian="normal" style:font-weight-complex="normal"/>
    </style:style>
    <style:style style:name="T10" style:family="text">
      <style:text-properties fo:font-weight="normal" officeooo:rsid="003b3f0c" style:font-weight-asian="normal" style:font-weight-complex="normal"/>
    </style:style>
    <style:style style:name="T11" style:family="text">
      <style:text-properties fo:font-weight="normal" officeooo:rsid="003cd05f" style:font-weight-asian="normal" style:font-weight-complex="normal"/>
    </style:style>
    <style:style style:name="T12" style:family="text">
      <style:text-properties fo:font-weight="normal" officeooo:rsid="003d2339" style:font-weight-asian="normal" style:font-weight-complex="normal"/>
    </style:style>
    <style:style style:name="T13" style:family="text">
      <style:text-properties fo:font-weight="normal" officeooo:rsid="005630af" style:font-weight-asian="normal" style:font-weight-complex="normal"/>
    </style:style>
    <style:style style:name="T14" style:family="text">
      <style:text-properties fo:font-weight="normal" officeooo:rsid="00576637" style:font-weight-asian="normal" style:font-weight-complex="normal"/>
    </style:style>
    <style:style style:name="T15" style:family="text">
      <style:text-properties fo:font-weight="normal" officeooo:rsid="0068733e" style:font-weight-asian="normal" style:font-weight-complex="normal"/>
    </style:style>
    <style:style style:name="T16" style:family="text">
      <style:text-properties officeooo:rsid="00249e45"/>
    </style:style>
    <style:style style:name="T17" style:family="text">
      <style:text-properties officeooo:rsid="002dfd26"/>
    </style:style>
    <style:style style:name="T18" style:family="text">
      <style:text-properties officeooo:rsid="002ee022"/>
    </style:style>
    <style:style style:name="T1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style:text-underline-style="solid" style:text-underline-width="auto" style:text-underline-color="font-color" fo:font-weight="normal" officeooo:rsid="00325319" style:font-weight-asian="normal" style:font-weight-complex="normal"/>
    </style:style>
    <style:style style:name="T21" style:family="text">
      <style:text-properties style:text-underline-style="none" fo:font-weight="normal" style:font-weight-asian="normal" style:font-weight-complex="normal"/>
    </style:style>
    <style:style style:name="T22" style:family="text">
      <style:text-properties style:text-underline-style="none" fo:font-weight="normal" officeooo:rsid="00325319" style:font-weight-asian="normal" style:font-weight-complex="normal"/>
    </style:style>
    <style:style style:name="T23" style:family="text">
      <style:text-properties officeooo:rsid="0034b106"/>
    </style:style>
    <style:style style:name="T24" style:family="text">
      <style:text-properties officeooo:rsid="0034f325"/>
    </style:style>
    <style:style style:name="T25" style:family="text">
      <style:text-properties officeooo:rsid="003636b7"/>
    </style:style>
    <style:style style:name="T26" style:family="text">
      <style:text-properties officeooo:rsid="003aea11"/>
    </style:style>
    <style:style style:name="T27" style:family="text">
      <style:text-properties officeooo:rsid="003b3f0c"/>
    </style:style>
    <style:style style:name="T28" style:family="text">
      <style:text-properties officeooo:rsid="003cd05f"/>
    </style:style>
    <style:style style:name="T29" style:family="text">
      <style:text-properties officeooo:rsid="0043d914"/>
    </style:style>
    <style:style style:name="T30" style:family="text">
      <style:text-properties officeooo:rsid="00472bf5"/>
    </style:style>
    <style:style style:name="T31" style:family="text">
      <style:text-properties fo:background-color="#fff200" loext:char-shading-value="0"/>
    </style:style>
    <style:style style:name="T32" style:family="text">
      <style:text-properties officeooo:rsid="004ea1dd"/>
    </style:style>
    <style:style style:name="T33" style:family="text">
      <style:text-properties officeooo:rsid="0053d348"/>
    </style:style>
    <style:style style:name="T34" style:family="text">
      <style:text-properties officeooo:rsid="005f6e9b"/>
    </style:style>
    <style:style style:name="T35" style:family="text">
      <style:text-properties officeooo:rsid="00614586"/>
    </style:style>
    <style:style style:name="T36" style:family="text">
      <style:text-properties officeooo:rsid="00650b63"/>
    </style:style>
    <style:style style:name="T37" style:family="text">
      <style:text-properties officeooo:rsid="0067bec8"/>
    </style:style>
    <style:style style:name="T38" style:family="text">
      <style:text-properties style:text-line-through-style="none" style:text-line-through-type="none" fo:font-weight="normal" officeooo:rsid="0067712d" style:font-weight-asian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umário</text:p>
      <text:p text:style-name="P1"/>
      <text:p text:style-name="P1">1- Descrição do problema</text:p>
      <text:p text:style-name="P1">2- Requisitos</text:p>
      <text:p text:style-name="P1">3- Regras de negocio</text:p>
      <text:p text:style-name="P1">4- Casos de Uso com aplicação das Regras de Negocio</text:p>
      <text:p text:style-name="P1">5- UML, Mapas, Fluxo Gramas etc</text:p>
      <text:p text:style-name="P1"/>
      <text:p text:style-name="P1"/>
      <text:p text:style-name="P6">DESCRIÇÃO DO PROBLEMA</text:p>
      <text:p text:style-name="P1"/>
      <text:p text:style-name="P1"/>
      <text:p text:style-name="P1">Implementar um sistema Bancário Distribuído para gerenciar as contas bancárias dos clientes. Implementar utilizando o paradigma <text:span text:style-name="T1">Servidor/Caixa Eletrônico</text:span></text:p>
      <text:p text:style-name="P1"/>
      <text:p text:style-name="P1"/>
      <text:p text:style-name="P1"/>
      <text:p text:style-name="P2"><text:s/><text:span text:style-name="T1">REQUISITOS</text:span></text:p>
      <text:p text:style-name="P4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24">Req.Func.</text:p>
          </table:table-cell>
          <table:table-cell table:style-name="Tabela1.B1" office:value-type="string">
            <text:p text:style-name="P12">Descrição</text:p>
          </table:table-cell>
        </table:table-row>
        <table:table-row table:style-name="Tabela1.2">
          <table:table-cell table:style-name="Tabela1.A2" office:value-type="string">
            <text:p text:style-name="P61">01</text:p>
          </table:table-cell>
          <table:table-cell table:style-name="Tabela1.B2" office:value-type="string">
            <text:p text:style-name="P10">Cadastro do cliente com: Nome e <text:span text:style-name="T17">CPF e senha da conta.</text:span></text:p>
          </table:table-cell>
        </table:table-row>
        <table:table-row>
          <table:table-cell table:style-name="Tabela1.A2" office:value-type="string">
            <text:p text:style-name="P61">02</text:p>
          </table:table-cell>
          <table:table-cell table:style-name="Tabela1.B2" office:value-type="string">
            <text:p text:style-name="P10">O cliente pode ter a possibilidade de ter mais de uma conta. Existe dois tipos: Simples e Especial</text:p>
            <text:p text:style-name="P10"/>
            <text:p text:style-name="P10">Conta Simples</text:p>
            <text:p text:style-name="P11">Possui som<text:span text:style-name="T2">ente </text:span><text:span text:style-name="T1">Numero da Conta</text:span> e <text:span text:style-name="T1">Saldo</text:span></text:p>
            <text:p text:style-name="P13"/>
            <text:p text:style-name="P26">Conta Especial</text:p>
            <text:p text:style-name="P26">Possui <text:span text:style-name="T1">Numero da Conta, Saldo</text:span> e <text:span text:style-name="T1">Limite de Crédito</text:span></text:p>
            <text:p text:style-name="P10"/>
          </table:table-cell>
        </table:table-row>
        <table:table-row>
          <table:table-cell table:style-name="Tabela1.A2" office:value-type="string">
            <text:p text:style-name="P63">03 </text:p>
          </table:table-cell>
          <table:table-cell table:style-name="Tabela1.B2" office:value-type="string">
            <text:p text:style-name="P45">Registrar um histórico das movimentações: Saque, Deposito, Transferências ou Taxas.</text:p>
            <text:p text:style-name="P45"/>
            <text:p text:style-name="P45">Cada histórico de movimento deve possuir: tipo de operação, valor da</text:p>
            <text:p text:style-name="P45">operação.</text:p>
          </table:table-cell>
        </table:table-row>
        <table:table-row>
          <table:table-cell table:style-name="Tabela1.A2" office:value-type="string">
            <text:p text:style-name="P63"><text:span text:style-name="T31">04</text:span> </text:p>
          </table:table-cell>
          <table:table-cell table:style-name="Tabela1.B2" office:value-type="string">
            <text:p text:style-name="P45">O sistema deve ter uma listagem das contas do tipo Simples e Especial. </text:p>
          </table:table-cell>
        </table:table-row>
        <table:table-row>
          <table:table-cell table:style-name="Tabela1.A2" office:value-type="string">
            <text:p text:style-name="P62">05 </text:p>
          </table:table-cell>
          <table:table-cell table:style-name="Tabela1.B2" office:value-type="string">
            <text:p text:style-name="P45">O sistema deve ter a listagem dos clientes.</text:p>
          </table:table-cell>
        </table:table-row>
        <table:table-row>
          <table:table-cell table:style-name="Tabela1.A2" office:value-type="string">
            <text:p text:style-name="P64">06</text:p>
          </table:table-cell>
          <table:table-cell table:style-name="Tabela1.B2" office:value-type="string">
            <text:p text:style-name="P45">As operações de manutenção de conta são: <text:span text:style-name="T1">depositar</text:span>, <text:span text:style-name="T1">sacar</text:span>, <text:span text:style-name="T1">transferência</text:span></text:p>
            <text:p text:style-name="P45">entre contas, obter <text:span text:style-name="T1">saldo</text:span> e imprimir <text:span text:style-name="T1">histórico</text:span> de movimentos (como um extrato).</text:p>
          </table:table-cell>
        </table:table-row>
        <table:table-row>
          <table:table-cell table:style-name="Tabela1.A2" office:value-type="string">
            <text:p text:style-name="P58">07</text:p>
          </table:table-cell>
          <table:table-cell table:style-name="Tabela1.B2" office:value-type="string">
            <text:p text:style-name="P28">(11) O banco deve armazenar o valor em caixa das taxas recolhidas, bem</text:p>
            <text:p text:style-name="P28">como, armazenar o histórico de pagamento das tarifas.</text:p>
          </table:table-cell>
        </table:table-row>
        <table:table-row>
          <table:table-cell table:style-name="Tabela1.A2" office:value-type="string">
            <text:p text:style-name="P59">08</text:p>
          </table:table-cell>
          <table:table-cell table:style-name="Tabela1.B2" office:value-type="string">
            <text:p text:style-name="P42">Cadastro de agencia</text:p>
          </table:table-cell>
        </table:table-row>
      </table:table>
      <text:p text:style-name="P4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7">REGRAS DE NEGÓCIO</text:p>
      <text:p text:style-name="P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15">Cod. RN</text:p>
          </table:table-cell>
          <table:table-cell table:style-name="Tabela2.B1" office:value-type="string">
            <text:p text:style-name="P15">Descrição da Regra de Negócio</text:p>
          </table:table-cell>
        </table:table-row>
        <table:table-row table:style-name="Tabela2.2">
          <table:table-cell table:style-name="Tabela2.A2" office:value-type="string">
            <text:p text:style-name="P54">01</text:p>
          </table:table-cell>
          <table:table-cell table:style-name="Tabela2.B2" office:value-type="string">
            <text:p text:style-name="P28">A cada movimentação de conta deve ser registrado e armazenado um</text:p>
            <text:p text:style-name="P28">histórico na conta.</text:p>
          </table:table-cell>
        </table:table-row>
        <table:table-row>
          <table:table-cell table:style-name="Tabela2.A2" office:value-type="string">
            <text:p text:style-name="P53">02 </text:p>
          </table:table-cell>
          <table:table-cell table:style-name="Tabela2.B2" office:value-type="string">
            <text:p text:style-name="P28">A <text:span text:style-name="T1">conta simples</text:span> não pode ficar com saldo negativo.</text:p>
          </table:table-cell>
        </table:table-row>
        <table:table-row>
          <table:table-cell table:style-name="Tabela2.A2" office:value-type="string">
            <text:p text:style-name="P53">03 </text:p>
          </table:table-cell>
          <table:table-cell table:style-name="Tabela2.B2" office:value-type="string">
            <text:p text:style-name="P28">A <text:span text:style-name="T1">conta especial</text:span> pode ficar negativo apenas até o valor definido pelo limite de crédito. <text:span text:style-name="T25">O saque pode consumir o meu limite de crédito. Eu posso ter 10 reais na conta e ter 100 no limite de crédito, logo eu posso sacar até 110 reais. </text:span></text:p>
          </table:table-cell>
        </table:table-row>
        <table:table-row>
          <table:table-cell table:style-name="Tabela2.A2" office:value-type="string">
            <text:p text:style-name="P53">04</text:p>
          </table:table-cell>
          <table:table-cell table:style-name="Tabela2.B2" office:value-type="string">
            <text:p text:style-name="P28">A transferência deve ser feita entre contas, independentemente de quem</text:p>
            <text:p text:style-name="P28">é o proprietário (cliente) da conta. Deve-se solicitar a confirmação do proprietário da conta de destino antes de proceder com a transferência.</text:p>
          </table:table-cell>
        </table:table-row>
        <table:table-row>
          <table:table-cell table:style-name="Tabela2.A2" office:value-type="string">
            <text:p text:style-name="P53">05</text:p>
          </table:table-cell>
          <table:table-cell table:style-name="Tabela2.B2" office:value-type="string">
            <text:p text:style-name="P28">A transferência entre contas de proprietários (clientes) diferentes implica</text:p>
            <text:p text:style-name="P28">em cobrança de uma taxa de 2% sobre o valor da transferência. <text:span text:style-name="T16">A porcentagem da taxa deve ser cobrada sobre o valor que o debitado tiver na conta. </text:span></text:p>
          </table:table-cell>
        </table:table-row>
        <table:table-row>
          <table:table-cell table:style-name="Tabela2.A2" office:value-type="string">
            <text:p text:style-name="P53">06</text:p>
          </table:table-cell>
          <table:table-cell table:style-name="Tabela2.B2" office:value-type="string">
            <text:p text:style-name="P28">A transferência pode ser vista com uma operação de retirada de uma conta</text:p>
            <text:p text:style-name="P28">e um depósito em outra conta. E deve obedecer às restrições de retirada e depósito.</text:p>
            <text:p text:style-name="P28">Portanto, não possível retirar (transferir) de uma conta além do que ela pode ficar negativo e nem depositar valores incoerentes para beneficiário (cliente) da transferência. Sendo assim, no processo de transferência, fica um registro de movimento do tipo “transferência” na conta de origem e um de “depósito” na conta de destino e, caso os proprietários sejam diferentes, na conta de origem deve aparecer ainda um movimento de “taxa”.</text:p>
          </table:table-cell>
        </table:table-row>
        <table:table-row>
          <table:table-cell table:style-name="Tabela2.A2" office:value-type="string">
            <text:p text:style-name="P57">07</text:p>
          </table:table-cell>
          <table:table-cell table:style-name="Tabela2.B2" office:value-type="string">
            <text:p text:style-name="P28">(09) A cobrança da taxa é como uma retirada e não deve ferir a integridade</text:p>
            <text:p text:style-name="P28">das contas. Se a cobrança não pode ser feita, toda a operação de transferência não pode ser concluída.</text:p>
          </table:table-cell>
        </table:table-row>
        <table:table-row>
          <table:table-cell table:style-name="Tabela2.A2" office:value-type="string">
            <text:p text:style-name="P52">08 </text:p>
          </table:table-cell>
          <table:table-cell table:style-name="Tabela2.B2" office:value-type="string">
            <text:p text:style-name="P28">(10) Depósito não deve ser feito com valores negativos.</text:p>
          </table:table-cell>
        </table:table-row>
        <table:table-row>
          <table:table-cell table:style-name="Tabela2.A2" office:value-type="string">
            <text:p text:style-name="P55">09 </text:p>
          </table:table-cell>
          <table:table-cell table:style-name="Tabela2.B2" office:value-type="string">
            <text:p text:style-name="P43">Eu não posso depositar direto na conta de outro banco. Eu preciso depositar em alguma conta do meu banco e daí fazer uma transferência para a conta do outro banco.</text:p>
          </table:table-cell>
        </table:table-row>
        <table:table-row>
          <table:table-cell table:style-name="Tabela2.A2" office:value-type="string">
            <text:p text:style-name="P56">10 </text:p>
          </table:table-cell>
          <table:table-cell table:style-name="Tabela2.B2" office:value-type="string">
            <text:p text:style-name="P44">No histórico da transação eu não salvo a origem do deposito, somente a conta de destino. </text:p>
          </table:table-cell>
        </table:table-row>
        <table:table-row>
          <table:table-cell table:style-name="Tabela2.A2" office:value-type="string">
            <text:p text:style-name="P70">11</text:p>
          </table:table-cell>
          <table:table-cell table:style-name="Tabela2.B2" office:value-type="string">
            <text:p text:style-name="P71">A taxa sobre a transferência <text:span text:style-name="T37">entre contas de titulares diferentes</text:span> sempre vai para <text:span text:style-name="T37">o cofre da</text:span> agencia que foi DEBITADA.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8">CASOS DE USO</text:p>
      <text:p text:style-name="P3"/>
      <text:p text:style-name="P3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16">Caso de Uso</text:p>
          </table:table-cell>
          <table:table-cell table:style-name="Tabela3.B1" office:value-type="string">
            <text:p text:style-name="P16">DESCRIÇÃO</text:p>
          </table:table-cell>
        </table:table-row>
        <table:table-row>
          <table:table-cell table:style-name="Tabela3.A2" office:value-type="string">
            <text:p text:style-name="P60">CU01</text:p>
          </table:table-cell>
          <table:table-cell table:style-name="Tabela3.B2" office:value-type="string">
            <text:p text:style-name="P17">Cadastro do cliente <text:span text:style-name="T26">(</text:span>Atendente<text:span text:style-name="T26">) -</text:span> <text:span text:style-name="T26">RN: <text:s/>- RF: </text:span><text:span text:style-name="T9">01</text:span> </text:p>
            <text:p text:style-name="P29"/>
            <text:p text:style-name="P30">O atendente vai criar o cadastro do cliente com as informações: </text:p>
            <text:p text:style-name="P30">- Nome</text:p>
            <text:p text:style-name="P30">- CPF </text:p>
            <text:p text:style-name="P30">- <text:span text:style-name="T18">S</text:span>enha <text:span text:style-name="T18">de acesso ao Internet Bank</text:span>.</text:p>
          </table:table-cell>
        </table:table-row>
        <table:table-row>
          <table:table-cell table:style-name="Tabela3.A2" office:value-type="string">
            <text:p text:style-name="P65">CU02</text:p>
          </table:table-cell>
          <table:table-cell table:style-name="Tabela3.B2" office:value-type="string">
            <text:p text:style-name="P18">Cadastro das contas - <text:span text:style-name="T26">(</text:span>Atendente<text:span text:style-name="T26">) -</text:span> <text:span text:style-name="T26">RN: <text:s/>- RF: </text:span><text:span text:style-name="T9">02</text:span></text:p>
            <text:p text:style-name="P46"/>
            <text:p text:style-name="P51">É o atendente que criará as contas para o cliente. </text:p>
            <text:p text:style-name="P11"/>
            <text:p text:style-name="P11">Conta Simples</text:p>
            <text:p text:style-name="P11">- <text:span text:style-name="T18">Cliente</text:span></text:p>
            <text:p text:style-name="P11">- <text:span text:style-name="T32">Agência</text:span></text:p>
            <text:p text:style-name="P31">- Numero da Conta </text:p>
            <text:p text:style-name="P31">- Saldo</text:p>
            <text:p text:style-name="P14"/>
            <text:p text:style-name="P27">Conta Especial</text:p>
            <text:p text:style-name="P33">- Cliente</text:p>
            <text:p text:style-name="P27">- Numero da Conta</text:p>
            <text:p text:style-name="P32">- <text:span text:style-name="T32">Agência</text:span></text:p>
            <text:p text:style-name="P27">- Saldo </text:p>
            <text:p text:style-name="P27">- Limite de Crédito</text:p>
          </table:table-cell>
        </table:table-row>
        <table:table-row>
          <table:table-cell table:style-name="Tabela3.A2" office:value-type="string">
            <text:p text:style-name="P67">CU03</text:p>
          </table:table-cell>
          <table:table-cell table:style-name="Tabela3.B2" office:value-type="string">
            <text:p text:style-name="P21">Depositar – Cliente <text:span text:style-name="T24">| RN:</text:span><text:span text:style-name="T6"> </text:span><text:span text:style-name="T12">01, </text:span><text:span text:style-name="T6">08, </text:span><text:span text:style-name="T13">09 </text:span><text:span text:style-name="T14">e 10</text:span></text:p>
            <text:p text:style-name="P35"/>
            <text:p text:style-name="P35">O cliente fará o deposito somente pelo Caixa Eletrônico.</text:p>
            <text:p text:style-name="P35"/>
            <text:p text:style-name="P35">O cliente informará para o deposito:</text:p>
            <text:p text:style-name="P35">- Valor </text:p>
            <text:p text:style-name="P35">- Conta <text:span text:style-name="T33">de creditada</text:span></text:p>
            <text:p text:style-name="P35"/>
            <text:p text:style-name="P21"><text:span text:style-name="T3">O sistema mostrará um tela com as informações que ele inseri</text:span><text:span text:style-name="T4">u</text:span><text:span text:style-name="T3"> para validar </text:span><text:span text:style-name="T4">o</text:span><text:span text:style-name="T3"> </text:span><text:span text:style-name="T19">Valor</text:span><text:span text:style-name="T3">, </text:span><text:span text:style-name="T19">Conta</text:span><text:span text:style-name="T3"> e </text:span><text:span text:style-name="T19">Nome do </text:span><text:span text:style-name="T20">titular</text:span><text:span text:style-name="T19"> da conta</text:span><text:span text:style-name="T21">, </text:span><text:span text:style-name="T22">depois disso que o cliente confirmará a transação.</text:span></text:p>
          </table:table-cell>
        </table:table-row>
        <table:table-row>
          <table:table-cell table:style-name="Tabela3.A2" office:value-type="string">
            <text:p text:style-name="P48">CU04</text:p>
          </table:table-cell>
          <table:table-cell table:style-name="Tabela3.B2" office:value-type="string">
            <text:p text:style-name="P22">Sacar – Cliente <text:s/><text:span text:style-name="T25">| RN</text:span><text:span text:style-name="T7">: </text:span><text:span text:style-name="T12">01, </text:span><text:span text:style-name="T8">02 e </text:span><text:span text:style-name="T7">03</text:span></text:p>
            <text:p text:style-name="P36"/>
            <text:p text:style-name="P36">O cliente fará o saque somente pelo Caixa Eletrônico.</text:p>
            <text:p text:style-name="P36"/>
            <text:p text:style-name="P36">O cliente deve informar:</text:p>
            <text:p text:style-name="P36">- Valor</text:p>
            <text:p text:style-name="P36">- Conta</text:p>
            <text:p text:style-name="P36"/>
            <text:p text:style-name="P36"><text:soft-page-break/>Se ele tiver saldo para o saque o dinheiro é entregue, se não é exibido a mensagem:</text:p>
            <text:p text:style-name="P36">“Saldo insuficiente. Você está pobre !!! ”</text:p>
            <text:p text:style-name="P36"/>
          </table:table-cell>
        </table:table-row>
      </table:table>
      <text:p text:style-name="P9"/>
      <text:p text:style-name="P9"/>
      <text:p text:style-name="P9"/>
      <text:p text:style-name="P9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68">CU05</text:p>
          </table:table-cell>
          <table:table-cell table:style-name="Tabela4.B1" office:value-type="string">
            <text:p text:style-name="P22">Saldo – Cliente</text:p>
            <text:p text:style-name="P36"/>
            <text:p text:style-name="P36">O cliente verá o saldo somente pelo Caixa Eletrônico.</text:p>
            <text:p text:style-name="P36"/>
            <text:p text:style-name="P36">O cliente deve informar o numero da conta e o sistema retornará o saldo da mesma.</text:p>
            <text:p text:style-name="P34"/>
          </table:table-cell>
        </table:table-row>
        <table:table-row>
          <table:table-cell table:style-name="Tabela4.A2" office:value-type="string">
            <text:p text:style-name="P49">CU06</text:p>
          </table:table-cell>
          <table:table-cell table:style-name="Tabela4.B2" office:value-type="string">
            <text:p text:style-name="P72">Transferência entre contas – Cliente <text:s/><text:span text:style-name="T23">| RN</text:span><text:span text:style-name="T5">: </text:span><text:span text:style-name="T12">01, </text:span><text:span text:style-name="T5">04, 05, </text:span><text:span text:style-name="T6">06, 07, 08 </text:span><text:span text:style-name="T15">e </text:span><text:span text:style-name="T38">11</text:span></text:p>
            <text:p text:style-name="P36"/>
            <text:p text:style-name="P36">O cliente fará transferências somente pelo Caixa Eletrônico.</text:p>
            <text:p text:style-name="P36"/>
            <text:p text:style-name="P36">O cliente deve informar:</text:p>
            <text:p text:style-name="P36">- Conta de origem</text:p>
            <text:p text:style-name="P36">- Conta de destino</text:p>
            <text:p text:style-name="P36">- Valor</text:p>
            <text:p text:style-name="P36"/>
            <text:p text:style-name="P38">A – <text:span text:style-name="T34">Transferência</text:span> entre contas do mesmo titular: </text:p>
            <text:p text:style-name="P37"><text:span text:style-name="T23">O sistema deve verificar se</text:span> na conta de origem existe saldo <text:span text:style-name="T23">suficiente para fazer o saque, se não tiver mostrar uma mensagem. </text:span></text:p>
            <text:p text:style-name="P37"/>
            <text:p text:style-name="P38">B- <text:span text:style-name="T35">Transferência</text:span> entre contas de titulares diferentes:</text:p>
            <text:p text:style-name="P38">Caso a conta de destino seja de outro titular, deve ser calculado a porcentagem da taxa de transferência e somando ao valor da transferência, então é verificado se na conta de origem existe saldo para o saque, se sim é realizado a operação e exibi<text:span text:style-name="T36">n</text:span>do uma mensagem de confirmação, caso negativo é exido uma mensagem informando que não existe saldo suficiente para a transação.</text:p>
            <text:p text:style-name="P37"/>
            <text:p text:style-name="P38">Obs: A taxa de transferência para o Banco <text:s/></text:p>
          </table:table-cell>
        </table:table-row>
        <table:table-row table:style-name="Tabela4.3">
          <table:table-cell table:style-name="Tabela4.A2" office:value-type="string">
            <text:p text:style-name="P69">CU07 </text:p>
          </table:table-cell>
          <table:table-cell table:style-name="Tabela4.B2" office:value-type="string">
            <text:p text:style-name="P23"><text:span text:style-name="T29">Extrato</text:span> <text:span text:style-name="T27">(cliente)</text:span> – RN<text:span text:style-name="T3">: 01 e 06 – </text:span>RF<text:span text:style-name="T3">: </text:span><text:span text:style-name="T9">03</text:span></text:p>
            <text:p text:style-name="P39"/>
            <text:p text:style-name="P23"><text:span text:style-name="T3">O cliente deve informar o numero da conta e o sistema vai exibir todo o histórico dessa conta, </text:span><text:span text:style-name="T12">como se fosse um extrato</text:span><text:span text:style-name="T3">.</text:span></text:p>
            <text:p text:style-name="P47"/>
          </table:table-cell>
        </table:table-row>
        <table:table-row table:style-name="Tabela4.4">
          <table:table-cell table:style-name="Tabela4.A2" office:value-type="string">
            <text:p text:style-name="P50">CU08</text:p>
          </table:table-cell>
          <table:table-cell table:style-name="Tabela4.B2" office:value-type="string">
            <text:p text:style-name="P19"><text:span text:style-name="T27">Lucro do banco com as taxas (</text:span>Atendente<text:span text:style-name="T26">) -</text:span> <text:span text:style-name="T26">RN: <text:s/>- RF: </text:span><text:span text:style-name="T9">0</text:span><text:span text:style-name="T10">7</text:span></text:p>
            <text:p text:style-name="P40"/>
            <text:p text:style-name="P25"><text:span text:style-name="T10">N</text:span><text:span text:style-name="T3">a tela acessada pelo atendente deve ter a opção de consultar quando o banco já lucrou com taxas. As informações que são exibidas:</text:span></text:p>
            <text:p text:style-name="P41"/>
            <text:p text:style-name="P41">- Valor total das taxas</text:p>
            <text:p text:style-name="P41">- Histórico de cada movimentação com: Conta de Origem, Conta de Destino e Valor</text:p>
            <text:p text:style-name="P41"/>
          </table:table-cell>
        </table:table-row>
        <table:table-row table:style-name="Tabela4.4">
          <table:table-cell table:style-name="Tabela4.A2" office:value-type="string">
            <text:p text:style-name="P66">CU09</text:p>
          </table:table-cell>
          <table:table-cell table:style-name="Tabela4.B2" office:value-type="string">
            <text:p text:style-name="P20"><text:span text:style-name="T28">Listagem das contas (</text:span>Atendente<text:span text:style-name="T26">) -</text:span> <text:span text:style-name="T26">RN: <text:s/>- RF: </text:span><text:span text:style-name="T9">0</text:span><text:span text:style-name="T11">4</text:span></text:p>
            <text:p text:style-name="P41"><text:soft-page-break/></text:p>
            <text:p text:style-name="P25"><text:span text:style-name="T10">N</text:span><text:span text:style-name="T3">a tela acessada pelo atendente deve ter a opção de listar todas as contas do banco. As informações que são exibidas:</text:span></text:p>
            <text:p text:style-name="P41"/>
            <text:p text:style-name="P41">- Numero da Conta </text:p>
            <text:p text:style-name="P41">- Titula<text:span text:style-name="T30">r</text:span> (deve aparecer como uma sub informação) </text:p>
          </table:table-cell>
        </table:table-row>
        <table:table-row table:style-name="Tabela4.4">
          <table:table-cell table:style-name="Tabela4.A2" office:value-type="string">
            <text:p text:style-name="P66">CU10 </text:p>
          </table:table-cell>
          <table:table-cell table:style-name="Tabela4.B2" office:value-type="string">
            <text:p text:style-name="P20"><text:span text:style-name="T28">Listagem dos cliente (</text:span>Atendente<text:span text:style-name="T26">) -</text:span> <text:span text:style-name="T26">RN: <text:s/>- RF: </text:span><text:span text:style-name="T9">0</text:span><text:span text:style-name="T11">5</text:span></text:p>
            <text:p text:style-name="P41"/>
            <text:p text:style-name="P25"><text:span text:style-name="T10">N</text:span><text:span text:style-name="T3">a tela acessada pelo atendente deve ter a opção de listar todos os clientes do banco. As informações que são exibidas:</text:span></text:p>
            <text:p text:style-name="P41"/>
            <text:p text:style-name="P41">- Nome do Cliente </text:p>
            <text:p text:style-name="P41">- Contas com seus números (deve aparecer como uma sub informação) 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2T22:00:55.054516394</meta:creation-date>
    <meta:generator>LibreOffice/6.0.6.2$Linux_X86_64 LibreOffice_project/00m0$Build-2</meta:generator>
    <dc:date>2018-11-26T20:56:38.830041935</dc:date>
    <meta:editing-duration>P4DT8H23M49S</meta:editing-duration>
    <meta:editing-cycles>47</meta:editing-cycles>
    <meta:document-statistic meta:table-count="4" meta:image-count="0" meta:object-count="0" meta:page-count="5" meta:paragraph-count="138" meta:word-count="1107" meta:character-count="6239" meta:non-whitespace-character-count="5226"/>
  </office:meta>
</office:document-meta>
</file>